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Element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lement.StringElement( String 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ngElement.append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Elemen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Elemen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Elemen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Elemen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Element.String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lement.String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ingElement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Elemen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Elemen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